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FD000005FEB7E6E5E47B10F4E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Times New Roman1" svg:font-family="'Times New Roman'"/>
    <style:font-face style:name="Ubuntu" svg:font-family="Ubuntu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06cm" table:align="left"/>
    </style:style>
    <style:style style:name="Table1.A" style:family="table-column">
      <style:table-column-properties style:column-width="1.753cm"/>
    </style:style>
    <style:style style:name="Table1.B" style:family="table-column">
      <style:table-column-properties style:column-width="15.252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383cm" fo:margin-left="0.617cm" fo:margin-right="0cm" table:align="margins"/>
    </style:style>
    <style:style style:name="Table2.A" style:family="table-column">
      <style:table-column-properties style:column-width="3.799cm" style:rel-column-width="15198*"/>
    </style:style>
    <style:style style:name="Table2.B" style:family="table-column">
      <style:table-column-properties style:column-width="5.008cm" style:rel-column-width="20031*"/>
    </style:style>
    <style:style style:name="Table2.C" style:family="table-column">
      <style:table-column-properties style:column-width="7.576cm" style:rel-column-width="30306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end" style:justify-single-word="false"/>
      <style:text-properties style:font-name="Ubuntu" fo:font-weight="bold"/>
    </style:style>
    <style:style style:name="P2" style:family="paragraph" style:parent-style-name="Normal">
      <style:paragraph-properties fo:text-align="justify" style:justify-single-word="false"/>
      <style:text-properties fo:font-size="11pt" fo:language="es" fo:country="ES" fo:font-weight="bold"/>
    </style:style>
    <style:style style:name="P3" style:family="paragraph" style:parent-style-name="Normal">
      <style:paragraph-properties fo:text-align="center" style:justify-single-word="false"/>
      <style:text-properties fo:font-size="11pt" fo:language="es" fo:country="ES" fo:font-weight="bold" style:font-weight-asian="bold" style:font-weight-complex="bold"/>
    </style:style>
    <style:style style:name="P4" style:family="paragraph" style:parent-style-name="Normal">
      <style:paragraph-properties fo:text-align="justify" style:justify-single-word="false"/>
      <style:text-properties fo:font-size="11pt" fo:language="es" fo:country="ES"/>
    </style:style>
    <style:style style:name="P5" style:family="paragraph" style:parent-style-name="Normal">
      <style:paragraph-properties fo:text-align="justify" style:justify-single-word="false"/>
      <style:text-properties fo:font-size="11pt" fo:language="es" fo:country="ES" officeooo:paragraph-rsid="000dadcf"/>
    </style:style>
    <style:style style:name="P6" style:family="paragraph" style:parent-style-name="Normal">
      <style:paragraph-properties fo:text-align="justify" style:justify-single-word="false"/>
      <style:text-properties fo:font-size="11pt" fo:language="es" fo:country="ES" officeooo:rsid="000e8bee" officeooo:paragraph-rsid="000e8bee"/>
    </style:style>
    <style:style style:name="P7" style:family="paragraph" style:parent-style-name="Normal">
      <style:paragraph-properties fo:text-align="start" style:justify-single-word="false"/>
      <style:text-properties fo:font-size="11pt" fo:language="es" fo:country="ES"/>
    </style:style>
    <style:style style:name="P8" style:family="paragraph" style:parent-style-name="Normal">
      <style:paragraph-properties fo:text-align="end" style:justify-single-word="false"/>
      <style:text-properties fo:font-size="11pt" fo:language="es" fo:country="ES"/>
    </style:style>
    <style:style style:name="P9" style:family="paragraph" style:parent-style-name="Normal">
      <style:paragraph-properties fo:text-align="center" style:justify-single-word="false"/>
      <style:text-properties fo:font-size="18pt" fo:language="es" fo:country="ES" fo:font-weight="bold" fo:background-color="transparent"/>
    </style:style>
    <style:style style:name="P10" style:family="paragraph" style:parent-style-name="Standard">
      <style:text-properties fo:language="es" fo:country="ES"/>
    </style:style>
    <style:style style:name="T1" style:family="text">
      <style:text-properties style:text-position="super 58%" fo:font-size="11pt"/>
    </style:style>
    <style:style style:name="T2" style:family="text">
      <style:text-properties fo:font-size="11pt"/>
    </style:style>
    <style:style style:name="T3" style:family="text">
      <style:text-properties fo:font-size="11pt" officeooo:rsid="000dadcf"/>
    </style:style>
    <style:style style:name="T4" style:family="text">
      <style:text-properties officeooo:rsid="000dadcf"/>
    </style:style>
    <style:style style:name="T5" style:family="text">
      <style:text-properties officeooo:rsid="000f050f"/>
    </style:style>
    <style:style style:name="T6" style:family="text">
      <style:text-properties officeooo:rsid="00108de8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"/>
        <text:p text:style-name="P9">Proposta de títols per al mòdul de projecte</text:p>
        <text:p text:style-name="P2"/>
        <text:p text:style-name="P4"/>
        <table:table table:name="Table1" table:style-name="Table1">
          <table:table-column table:style-name="Table1.A"/>
          <table:table-column table:style-name="Table1.B"/>
          <table:table-row table:style-name="TableLine1815590623888">
            <table:table-cell table:style-name="Table1.A1" office:value-type="string">
              <text:p text:style-name="P4">Alumne</text:p>
            </table:table-cell>
            <table:table-cell table:style-name="Table1.B1" office:value-type="string">
              <text:p text:style-name="P6">Carlos Sánchez Recio</text:p>
              <text:p text:style-name="P4"/>
            </table:table-cell>
          </table:table-row>
          <table:table-row table:style-name="TableLine1815590608112">
            <table:table-cell table:style-name="Table1.A2" office:value-type="string">
              <text:p text:style-name="P4">Curs</text:p>
            </table:table-cell>
            <table:table-cell table:style-name="Table1.B2" office:value-type="string">
              <text:p text:style-name="P10"><text:span text:style-name="T2">2</text:span>n<text:span text:style-name="T1"> </text:span><text:span text:style-name="T2">Cicle Grau Superior d</text:span><text:span text:style-name="T3">'Administració de Sistemes Informàtics en Xarxes</text:span></text:p>
            </table:table-cell>
          </table:table-row>
        </table:table>
        <text:p text:style-name="P4"/>
        <text:p text:style-name="P5">La persona que signa al davall, realitza les següents propostes de títols per a la realització del projecte d<text:span text:style-name="T4">'Administració de Sistemes Informàtics en Xarxes</text:span>. L'ordre indica la preferència per a la seua assignació.</text:p>
        <text:p text:style-name="P4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1815590608928">
            <table:table-cell table:style-name="Table2.A1" office:value-type="string">
              <text:p text:style-name="P3">Títol</text:p>
            </table:table-cell>
            <table:table-cell table:style-name="Table2.A1" office:value-type="string">
              <text:p text:style-name="P3">Mòduls que implica</text:p>
            </table:table-cell>
            <table:table-cell table:style-name="Table2.C1" office:value-type="string">
              <text:p text:style-name="P3">Resum del contingut, característiques i abast</text:p>
            </table:table-cell>
          </table:table-row>
          <table:table-row table:style-name="TableLine1815590617360">
            <table:table-cell table:style-name="Table2.A5" office:value-type="string">
              <text:p text:style-name="P4"/>
              <text:p text:style-name="P4"/>
              <text:p text:style-name="P4">Sistema de facturación web <text:span text:style-name="T6">(beta)</text:span>.</text:p>
              <text:p text:style-name="P4"/>
              <text:p text:style-name="P4"/>
              <text:p text:style-name="P4"/>
            </table:table-cell>
            <table:table-cell table:style-name="Table2.B5" office:value-type="string">
              <text:p text:style-name="P6">IAW, LMSGI y EIE</text:p>
            </table:table-cell>
            <table:table-cell table:style-name="Table2.C2" office:value-type="string">
              <text:p text:style-name="P6">Plataforma web para la creación de facturas en formato PDF y gestión de una PYME.</text:p>
              <text:p text:style-name="P6">En la plataforma <text:span text:style-name="T5">cuenta con la</text:span> gesti<text:span text:style-name="T5">ó</text:span>n <text:span text:style-name="T5">de</text:span> permisos de los diferentes tipos de usuarios posibles <text:span text:style-name="T5">dentro de la PYME.</text:span></text:p>
            </table:table-cell>
          </table:table-row>
          <table:table-row table:style-name="TableLine1815590619264">
            <table:table-cell table:style-name="Table2.A5" office:value-type="string"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</table:table-cell>
            <table:table-cell table:style-name="Table2.B5" office:value-type="string">
              <text:p text:style-name="P4"/>
            </table:table-cell>
            <table:table-cell table:style-name="Table2.C3" office:value-type="string">
              <text:p text:style-name="P4"/>
            </table:table-cell>
          </table:table-row>
          <table:table-row table:style-name="TableLine1815590620080">
            <table:table-cell table:style-name="Table2.A5" office:value-type="string"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</table:table-cell>
            <table:table-cell table:style-name="Table2.B5" office:value-type="string">
              <text:p text:style-name="P4"/>
            </table:table-cell>
            <table:table-cell table:style-name="Table2.C4" office:value-type="string">
              <text:p text:style-name="P4"/>
            </table:table-cell>
          </table:table-row>
          <table:table-row table:style-name="TableLine1815590638032">
            <table:table-cell table:style-name="Table2.A5" office:value-type="string"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</table:table-cell>
            <table:table-cell table:style-name="Table2.B5" office:value-type="string">
              <text:p text:style-name="P4"/>
            </table:table-cell>
            <table:table-cell table:style-name="Table2.C5" office:value-type="string">
              <text:p text:style-name="P4"/>
            </table:table-cell>
          </table:table-row>
        </table:table>
        <text:p text:style-name="P4"/>
        <text:p text:style-name="P4"/>
        <text:p text:style-name="P4"/>
        <text:p text:style-name="P4"/>
        <text:p text:style-name="P7">Signat</text:p>
        <text:p text:style-name="P8"/>
        <text:p text:style-name="P8"/>
        <text:p text:style-name="P8"/>
        <text:p text:style-name="P8"/>
        <text:p text:style-name="P7">Eivissa, ___ de_____________ de 201__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Times New Roman1" svg:font-family="'Times New Roman'"/>
    <style:font-face style:name="Ubuntu" svg:font-family="Ubuntu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fo:font-size="12pt" fo:language="es" fo:country="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text-properties fo:language="ca" fo:country="ES"/>
    </style:style>
    <style:style style:name="Header" style:family="paragraph" style:parent-style-name="Standard" style:class="extra">
      <style:text-properties fo:language="ca" fo:country="ES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Normal" style:family="paragraph">
      <style:paragraph-properties style:writing-mode="lr-tb"/>
      <style:text-properties style:font-name="Liberation Serif" fo:font-family="'Liberation Serif'" fo:font-size="12pt" fo:language="ca" fo:country="ES"/>
    </style:style>
    <style:style style:name="Internet_20_link_5f_text" style:display-name="Internet link_text" style:family="text">
      <style:text-properties fo:color="#000080" loext:opacity="100%" style:text-underline-style="solid" style:text-underline-width="auto" style:text-underline-color="font-color"/>
    </style:style>
    <style:style style:name="WW8Num2z0_5f_text" style:display-name="WW8Num2z0_text" style:family="text">
      <style:text-properties style:font-name="Times New Roman1" fo:font-family="'Times New Roman'" fo:font-size="11pt"/>
    </style:style>
    <style:style style:name="WW8Num3z0_5f_text" style:display-name="WW8Num3z0_text" style:family="text">
      <style:text-properties style:font-name="Times New Roman1" fo:font-family="'Times New Roman'" fo:font-size="11pt"/>
    </style:style>
    <style:style style:name="Bullet_20_Symbols_5f_text" style:display-name="Bullet Symbols_text" style:family="text">
      <style:text-properties style:font-name="OpenSymbol" fo:font-family="OpenSymbol"/>
    </style:style>
    <style:style style:name="WW8Num1z0_5f_text" style:display-name="WW8Num1z0_text" style:family="text">
      <style:text-properties style:font-name="Times New Roman1" fo:font-family="'Times New Roman'" fo:font-size="11pt"/>
    </style:style>
    <style:style style:name="Reference" style:family="text">
      <style:text-properties fo:font-size="10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006cm" table:align="left"/>
    </style:style>
    <style:style style:name="Table3.A" style:family="table-column">
      <style:table-column-properties style:column-width="5.925cm"/>
    </style:style>
    <style:style style:name="Table3.B" style:family="table-column">
      <style:table-column-properties style:column-width="2.302cm"/>
    </style:style>
    <style:style style:name="Table3.C" style:family="table-column">
      <style:table-column-properties style:column-width="8.779cm"/>
    </style:style>
    <style:style style:name="Table3.A1" style:family="table-cell">
      <style:table-cell-properties fo:background-color="#ffffff" fo:padding="0cm" fo:border="0.5pt solid #000000">
        <style:background-image/>
      </style:table-cell-properties>
    </style:style>
    <style:style style:name="MP1" style:family="paragraph" style:parent-style-name="Normal">
      <style:paragraph-properties fo:text-align="end" style:justify-single-word="false"/>
      <style:text-properties style:font-name="Ubuntu" fo:font-weight="bold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1cm" fo:margin-bottom="1.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33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Line1815590623072">
            <table:table-cell table:style-name="Table3.A1" office:value-type="string">
              <text:p text:style-name="Normal"><draw:frame draw:style-name="Mfr1" draw:name="gràfics1" text:anchor-type="as-char" svg:width="1.986cm" svg:height="1.545cm" draw:z-index="0"><draw:image xlink:href="Pictures/10000000000007FD000005FEB7E6E5E47B10F4E5.png" xlink:type="simple" xlink:show="embed" xlink:actuate="onLoad" draw:mime-type="image/png"/></draw:frame></text:p>
            </table:table-cell>
            <table:table-cell table:style-name="Table3.A1" office:value-type="string">
              <text:p text:style-name="Normal"/>
            </table:table-cell>
            <table:table-cell table:style-name="Table3.A1" office:value-type="string">
              <text:p text:style-name="MP1">IES SA COLOMINA</text:p>
              <text:p text:style-name="MP1">Eivissa</text:p>
            </table:table-cell>
          </table:table-row>
        </table:table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7.2$Windows_X86_64 LibreOffice_project/c6a4e3954236145e2acb0b65f68614365aeee33f</meta:generator>
    <meta:creation-date>2012-11-07T14:32:39.38</meta:creation-date>
    <meta:editing-duration>PT6M45S</meta:editing-duration>
    <meta:editing-cycles>7</meta:editing-cycles>
    <meta:initial-creator>Joan Calvo</meta:initial-creator>
    <dc:date>2022-05-28T06:32:48.282000000</dc:date>
    <meta:document-statistic meta:table-count="3" meta:image-count="1" meta:object-count="0" meta:page-count="1" meta:paragraph-count="18" meta:word-count="120" meta:character-count="737" meta:non-whitespace-character-count="634"/>
  </office:meta>
</office:document-meta>
</file>